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-26.8" calcext:value-type="float">
            <text:p>-26.8</text:p>
          </table:table-cell>
          <table:table-cell office:value-type="float" office:value="2" calcext:value-type="float">
            <text:p>2</text:p>
          </table:table-cell>
          <table:table-cell table:formula="of:=([.B1]-[.A1])/63" office:value-type="float" office:value="0.457142857142857" calcext:value-type="float">
            <text:p>0.457142857142857</text:p>
          </table:table-cell>
        </table:table-row>
        <table:table-row table:style-name="ro1">
          <table:table-cell table:formula="of:=[.A1]+[.$C$1]" office:value-type="float" office:value="-26.3428571428571" calcext:value-type="float">
            <text:p>-26.3428571428571</text:p>
          </table:table-cell>
          <table:table-cell table:number-columns-repeated="2"/>
        </table:table-row>
        <table:table-row table:style-name="ro1">
          <table:table-cell table:formula="of:=[.A2]+[.$C$1]" office:value-type="float" office:value="-25.8857142857143" calcext:value-type="float">
            <text:p>-25.8857142857143</text:p>
          </table:table-cell>
          <table:table-cell table:number-columns-repeated="2"/>
        </table:table-row>
        <table:table-row table:style-name="ro1">
          <table:table-cell table:formula="of:=[.A3]+[.$C$1]" office:value-type="float" office:value="-25.4285714285714" calcext:value-type="float">
            <text:p>-25.4285714285714</text:p>
          </table:table-cell>
          <table:table-cell table:number-columns-repeated="2"/>
        </table:table-row>
        <table:table-row table:style-name="ro1">
          <table:table-cell table:formula="of:=[.A4]+[.$C$1]" office:value-type="float" office:value="-24.9714285714286" calcext:value-type="float">
            <text:p>-24.9714285714286</text:p>
          </table:table-cell>
          <table:table-cell table:number-columns-repeated="2"/>
        </table:table-row>
        <table:table-row table:style-name="ro1">
          <table:table-cell table:formula="of:=[.A5]+[.$C$1]" office:value-type="float" office:value="-24.5142857142857" calcext:value-type="float">
            <text:p>-24.5142857142857</text:p>
          </table:table-cell>
          <table:table-cell table:number-columns-repeated="2"/>
        </table:table-row>
        <table:table-row table:style-name="ro1">
          <table:table-cell table:formula="of:=[.A6]+[.$C$1]" office:value-type="float" office:value="-24.0571428571429" calcext:value-type="float">
            <text:p>-24.0571428571429</text:p>
          </table:table-cell>
          <table:table-cell table:number-columns-repeated="2"/>
        </table:table-row>
        <table:table-row table:style-name="ro1">
          <table:table-cell table:formula="of:=[.A7]+[.$C$1]" office:value-type="float" office:value="-23.6" calcext:value-type="float">
            <text:p>-23.6</text:p>
          </table:table-cell>
          <table:table-cell table:number-columns-repeated="2"/>
        </table:table-row>
        <table:table-row table:style-name="ro1">
          <table:table-cell table:formula="of:=[.A8]+[.$C$1]" office:value-type="float" office:value="-23.1428571428572" calcext:value-type="float">
            <text:p>-23.1428571428572</text:p>
          </table:table-cell>
          <table:table-cell table:number-columns-repeated="2"/>
        </table:table-row>
        <table:table-row table:style-name="ro1">
          <table:table-cell table:formula="of:=[.A9]+[.$C$1]" office:value-type="float" office:value="-22.6857142857143" calcext:value-type="float">
            <text:p>-22.6857142857143</text:p>
          </table:table-cell>
          <table:table-cell table:number-columns-repeated="2"/>
        </table:table-row>
        <table:table-row table:style-name="ro1">
          <table:table-cell table:formula="of:=[.A10]+[.$C$1]" office:value-type="float" office:value="-22.2285714285714" calcext:value-type="float">
            <text:p>-22.2285714285714</text:p>
          </table:table-cell>
          <table:table-cell table:number-columns-repeated="2"/>
        </table:table-row>
        <table:table-row table:style-name="ro1">
          <table:table-cell table:formula="of:=[.A11]+[.$C$1]" office:value-type="float" office:value="-21.7714285714286" calcext:value-type="float">
            <text:p>-21.7714285714286</text:p>
          </table:table-cell>
          <table:table-cell table:number-columns-repeated="2"/>
        </table:table-row>
        <table:table-row table:style-name="ro1">
          <table:table-cell table:formula="of:=[.A12]+[.$C$1]" office:value-type="float" office:value="-21.3142857142857" calcext:value-type="float">
            <text:p>-21.3142857142857</text:p>
          </table:table-cell>
          <table:table-cell table:number-columns-repeated="2"/>
        </table:table-row>
        <table:table-row table:style-name="ro1">
          <table:table-cell table:formula="of:=[.A13]+[.$C$1]" office:value-type="float" office:value="-20.8571428571429" calcext:value-type="float">
            <text:p>-20.8571428571429</text:p>
          </table:table-cell>
          <table:table-cell table:number-columns-repeated="2"/>
        </table:table-row>
        <table:table-row table:style-name="ro1">
          <table:table-cell table:formula="of:=[.A14]+[.$C$1]" office:value-type="float" office:value="-20.4" calcext:value-type="float">
            <text:p>-20.4</text:p>
          </table:table-cell>
          <table:table-cell table:number-columns-repeated="2"/>
        </table:table-row>
        <table:table-row table:style-name="ro1">
          <table:table-cell table:formula="of:=[.A15]+[.$C$1]" office:value-type="float" office:value="-19.9428571428572" calcext:value-type="float">
            <text:p>-19.9428571428572</text:p>
          </table:table-cell>
          <table:table-cell table:number-columns-repeated="2"/>
        </table:table-row>
        <table:table-row table:style-name="ro1">
          <table:table-cell table:formula="of:=[.A16]+[.$C$1]" office:value-type="float" office:value="-19.4857142857143" calcext:value-type="float">
            <text:p>-19.4857142857143</text:p>
          </table:table-cell>
          <table:table-cell table:number-columns-repeated="2"/>
        </table:table-row>
        <table:table-row table:style-name="ro1">
          <table:table-cell table:formula="of:=[.A17]+[.$C$1]" office:value-type="float" office:value="-19.0285714285715" calcext:value-type="float">
            <text:p>-19.0285714285715</text:p>
          </table:table-cell>
          <table:table-cell table:number-columns-repeated="2"/>
        </table:table-row>
        <table:table-row table:style-name="ro1">
          <table:table-cell table:formula="of:=[.A18]+[.$C$1]" office:value-type="float" office:value="-18.5714285714286" calcext:value-type="float">
            <text:p>-18.5714285714286</text:p>
          </table:table-cell>
          <table:table-cell table:number-columns-repeated="2"/>
        </table:table-row>
        <table:table-row table:style-name="ro1">
          <table:table-cell table:formula="of:=[.A19]+[.$C$1]" office:value-type="float" office:value="-18.1142857142857" calcext:value-type="float">
            <text:p>-18.1142857142857</text:p>
          </table:table-cell>
          <table:table-cell table:number-columns-repeated="2"/>
        </table:table-row>
        <table:table-row table:style-name="ro1">
          <table:table-cell table:formula="of:=[.A20]+[.$C$1]" office:value-type="float" office:value="-17.6571428571429" calcext:value-type="float">
            <text:p>-17.6571428571429</text:p>
          </table:table-cell>
          <table:table-cell table:number-columns-repeated="2"/>
        </table:table-row>
        <table:table-row table:style-name="ro1">
          <table:table-cell table:formula="of:=[.A21]+[.$C$1]" office:value-type="float" office:value="-17.2" calcext:value-type="float">
            <text:p>-17.2</text:p>
          </table:table-cell>
          <table:table-cell table:number-columns-repeated="2"/>
        </table:table-row>
        <table:table-row table:style-name="ro1">
          <table:table-cell table:formula="of:=[.A22]+[.$C$1]" office:value-type="float" office:value="-16.7428571428572" calcext:value-type="float">
            <text:p>-16.7428571428572</text:p>
          </table:table-cell>
          <table:table-cell table:number-columns-repeated="2"/>
        </table:table-row>
        <table:table-row table:style-name="ro1">
          <table:table-cell table:formula="of:=[.A23]+[.$C$1]" office:value-type="float" office:value="-16.2857142857143" calcext:value-type="float">
            <text:p>-16.2857142857143</text:p>
          </table:table-cell>
          <table:table-cell table:number-columns-repeated="2"/>
        </table:table-row>
        <table:table-row table:style-name="ro1">
          <table:table-cell table:formula="of:=[.A24]+[.$C$1]" office:value-type="float" office:value="-15.8285714285715" calcext:value-type="float">
            <text:p>-15.8285714285715</text:p>
          </table:table-cell>
          <table:table-cell table:number-columns-repeated="2"/>
        </table:table-row>
        <table:table-row table:style-name="ro1">
          <table:table-cell table:formula="of:=[.A25]+[.$C$1]" office:value-type="float" office:value="-15.3714285714286" calcext:value-type="float">
            <text:p>-15.3714285714286</text:p>
          </table:table-cell>
          <table:table-cell table:number-columns-repeated="2"/>
        </table:table-row>
        <table:table-row table:style-name="ro1">
          <table:table-cell table:formula="of:=[.A26]+[.$C$1]" office:value-type="float" office:value="-14.9142857142858" calcext:value-type="float">
            <text:p>-14.9142857142858</text:p>
          </table:table-cell>
          <table:table-cell table:number-columns-repeated="2"/>
        </table:table-row>
        <table:table-row table:style-name="ro1">
          <table:table-cell table:formula="of:=[.A27]+[.$C$1]" office:value-type="float" office:value="-14.4571428571429" calcext:value-type="float">
            <text:p>-14.4571428571429</text:p>
          </table:table-cell>
          <table:table-cell table:number-columns-repeated="2"/>
        </table:table-row>
        <table:table-row table:style-name="ro1">
          <table:table-cell table:formula="of:=[.A28]+[.$C$1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table:formula="of:=[.A29]+[.$C$1]" office:value-type="float" office:value="-13.5428571428572" calcext:value-type="float">
            <text:p>-13.5428571428572</text:p>
          </table:table-cell>
          <table:table-cell table:number-columns-repeated="2"/>
        </table:table-row>
        <table:table-row table:style-name="ro1">
          <table:table-cell table:formula="of:=[.A30]+[.$C$1]" office:value-type="float" office:value="-13.0857142857143" calcext:value-type="float">
            <text:p>-13.0857142857143</text:p>
          </table:table-cell>
          <table:table-cell table:number-columns-repeated="2"/>
        </table:table-row>
        <table:table-row table:style-name="ro1">
          <table:table-cell table:formula="of:=[.A31]+[.$C$1]" office:value-type="float" office:value="-12.6285714285715" calcext:value-type="float">
            <text:p>-12.6285714285715</text:p>
          </table:table-cell>
          <table:table-cell table:number-columns-repeated="2"/>
        </table:table-row>
        <table:table-row table:style-name="ro1">
          <table:table-cell table:formula="of:=[.A32]+[.$C$1]" office:value-type="float" office:value="-12.1714285714286" calcext:value-type="float">
            <text:p>-12.1714285714286</text:p>
          </table:table-cell>
          <table:table-cell table:number-columns-repeated="2"/>
        </table:table-row>
        <table:table-row table:style-name="ro1">
          <table:table-cell table:formula="of:=[.A33]+[.$C$1]" office:value-type="float" office:value="-11.7142857142858" calcext:value-type="float">
            <text:p>-11.7142857142858</text:p>
          </table:table-cell>
          <table:table-cell table:number-columns-repeated="2"/>
        </table:table-row>
        <table:table-row table:style-name="ro1">
          <table:table-cell table:formula="of:=[.A34]+[.$C$1]" office:value-type="float" office:value="-11.2571428571429" calcext:value-type="float">
            <text:p>-11.2571428571429</text:p>
          </table:table-cell>
          <table:table-cell table:number-columns-repeated="2"/>
        </table:table-row>
        <table:table-row table:style-name="ro1">
          <table:table-cell table:formula="of:=[.A35]+[.$C$1]" office:value-type="float" office:value="-10.8" calcext:value-type="float">
            <text:p>-10.8</text:p>
          </table:table-cell>
          <table:table-cell table:number-columns-repeated="2"/>
        </table:table-row>
        <table:table-row table:style-name="ro1">
          <table:table-cell table:formula="of:=[.A36]+[.$C$1]" office:value-type="float" office:value="-10.3428571428572" calcext:value-type="float">
            <text:p>-10.3428571428572</text:p>
          </table:table-cell>
          <table:table-cell table:number-columns-repeated="2"/>
        </table:table-row>
        <table:table-row table:style-name="ro1">
          <table:table-cell table:formula="of:=[.A37]+[.$C$1]" office:value-type="float" office:value="-9.88571428571432" calcext:value-type="float">
            <text:p>-9.88571428571432</text:p>
          </table:table-cell>
          <table:table-cell table:number-columns-repeated="2"/>
        </table:table-row>
        <table:table-row table:style-name="ro1">
          <table:table-cell table:formula="of:=[.A38]+[.$C$1]" office:value-type="float" office:value="-9.42857142857146" calcext:value-type="float">
            <text:p>-9.42857142857146</text:p>
          </table:table-cell>
          <table:table-cell table:number-columns-repeated="2"/>
        </table:table-row>
        <table:table-row table:style-name="ro1">
          <table:table-cell table:formula="of:=[.A39]+[.$C$1]" office:value-type="float" office:value="-8.97142857142861" calcext:value-type="float">
            <text:p>-8.97142857142861</text:p>
          </table:table-cell>
          <table:table-cell table:number-columns-repeated="2"/>
        </table:table-row>
        <table:table-row table:style-name="ro1">
          <table:table-cell table:formula="of:=[.A40]+[.$C$1]" office:value-type="float" office:value="-8.51428571428575" calcext:value-type="float">
            <text:p>-8.51428571428575</text:p>
          </table:table-cell>
          <table:table-cell table:number-columns-repeated="2"/>
        </table:table-row>
        <table:table-row table:style-name="ro1">
          <table:table-cell table:formula="of:=[.A41]+[.$C$1]" office:value-type="float" office:value="-8.05714285714289" calcext:value-type="float">
            <text:p>-8.05714285714289</text:p>
          </table:table-cell>
          <table:table-cell table:number-columns-repeated="2"/>
        </table:table-row>
        <table:table-row table:style-name="ro1">
          <table:table-cell table:formula="of:=[.A42]+[.$C$1]" office:value-type="float" office:value="-7.60000000000004" calcext:value-type="float">
            <text:p>-7.60000000000004</text:p>
          </table:table-cell>
          <table:table-cell table:number-columns-repeated="2"/>
        </table:table-row>
        <table:table-row table:style-name="ro1">
          <table:table-cell table:formula="of:=[.A43]+[.$C$1]" office:value-type="float" office:value="-7.14285714285718" calcext:value-type="float">
            <text:p>-7.14285714285718</text:p>
          </table:table-cell>
          <table:table-cell table:number-columns-repeated="2"/>
        </table:table-row>
        <table:table-row table:style-name="ro1">
          <table:table-cell table:formula="of:=[.A44]+[.$C$1]" office:value-type="float" office:value="-6.68571428571432" calcext:value-type="float">
            <text:p>-6.68571428571432</text:p>
          </table:table-cell>
          <table:table-cell table:number-columns-repeated="2"/>
        </table:table-row>
        <table:table-row table:style-name="ro1">
          <table:table-cell table:formula="of:=[.A45]+[.$C$1]" office:value-type="float" office:value="-6.22857142857146" calcext:value-type="float">
            <text:p>-6.22857142857146</text:p>
          </table:table-cell>
          <table:table-cell table:number-columns-repeated="2"/>
        </table:table-row>
        <table:table-row table:style-name="ro1">
          <table:table-cell table:formula="of:=[.A46]+[.$C$1]" office:value-type="float" office:value="-5.77142857142861" calcext:value-type="float">
            <text:p>-5.77142857142861</text:p>
          </table:table-cell>
          <table:table-cell table:number-columns-repeated="2"/>
        </table:table-row>
        <table:table-row table:style-name="ro1">
          <table:table-cell table:formula="of:=[.A47]+[.$C$1]" office:value-type="float" office:value="-5.31428571428575" calcext:value-type="float">
            <text:p>-5.31428571428575</text:p>
          </table:table-cell>
          <table:table-cell table:number-columns-repeated="2"/>
        </table:table-row>
        <table:table-row table:style-name="ro1">
          <table:table-cell table:formula="of:=[.A48]+[.$C$1]" office:value-type="float" office:value="-4.85714285714289" calcext:value-type="float">
            <text:p>-4.85714285714289</text:p>
          </table:table-cell>
          <table:table-cell table:number-columns-repeated="2"/>
        </table:table-row>
        <table:table-row table:style-name="ro1">
          <table:table-cell table:formula="of:=[.A49]+[.$C$1]" office:value-type="float" office:value="-4.40000000000003" calcext:value-type="float">
            <text:p>-4.40000000000003</text:p>
          </table:table-cell>
          <table:table-cell table:number-columns-repeated="2"/>
        </table:table-row>
        <table:table-row table:style-name="ro1">
          <table:table-cell table:formula="of:=[.A50]+[.$C$1]" office:value-type="float" office:value="-3.94285714285718" calcext:value-type="float">
            <text:p>-3.94285714285718</text:p>
          </table:table-cell>
          <table:table-cell table:number-columns-repeated="2"/>
        </table:table-row>
        <table:table-row table:style-name="ro1">
          <table:table-cell table:formula="of:=[.A51]+[.$C$1]" office:value-type="float" office:value="-3.48571428571432" calcext:value-type="float">
            <text:p>-3.48571428571432</text:p>
          </table:table-cell>
          <table:table-cell table:number-columns-repeated="2"/>
        </table:table-row>
        <table:table-row table:style-name="ro1">
          <table:table-cell table:formula="of:=[.A52]+[.$C$1]" office:value-type="float" office:value="-3.02857142857146" calcext:value-type="float">
            <text:p>-3.02857142857146</text:p>
          </table:table-cell>
          <table:table-cell table:number-columns-repeated="2"/>
        </table:table-row>
        <table:table-row table:style-name="ro1">
          <table:table-cell table:formula="of:=[.A53]+[.$C$1]" office:value-type="float" office:value="-2.5714285714286" calcext:value-type="float">
            <text:p>-2.5714285714286</text:p>
          </table:table-cell>
          <table:table-cell table:number-columns-repeated="2"/>
        </table:table-row>
        <table:table-row table:style-name="ro1">
          <table:table-cell table:formula="of:=[.A54]+[.$C$1]" office:value-type="float" office:value="-2.11428571428575" calcext:value-type="float">
            <text:p>-2.11428571428575</text:p>
          </table:table-cell>
          <table:table-cell table:number-columns-repeated="2"/>
        </table:table-row>
        <table:table-row table:style-name="ro1">
          <table:table-cell table:formula="of:=[.A55]+[.$C$1]" office:value-type="float" office:value="-1.65714285714289" calcext:value-type="float">
            <text:p>-1.65714285714289</text:p>
          </table:table-cell>
          <table:table-cell table:number-columns-repeated="2"/>
        </table:table-row>
        <table:table-row table:style-name="ro1">
          <table:table-cell table:formula="of:=[.A56]+[.$C$1]" office:value-type="float" office:value="-1.20000000000003" calcext:value-type="float">
            <text:p>-1.20000000000003</text:p>
          </table:table-cell>
          <table:table-cell table:number-columns-repeated="2"/>
        </table:table-row>
        <table:table-row table:style-name="ro1">
          <table:table-cell table:formula="of:=[.A57]+[.$C$1]" office:value-type="float" office:value="-0.742857142857176" calcext:value-type="float">
            <text:p>-0.742857142857176</text:p>
          </table:table-cell>
          <table:table-cell table:number-columns-repeated="2"/>
        </table:table-row>
        <table:table-row table:style-name="ro1">
          <table:table-cell table:formula="of:=[.A58]+[.$C$1]" office:value-type="float" office:value="-0.285714285714319" calcext:value-type="float">
            <text:p>-0.285714285714319</text:p>
          </table:table-cell>
          <table:table-cell table:number-columns-repeated="2"/>
        </table:table-row>
        <table:table-row table:style-name="ro1">
          <table:table-cell table:formula="of:=[.A59]+[.$C$1]" office:value-type="float" office:value="0.171428571428538" calcext:value-type="float">
            <text:p>0.171428571428538</text:p>
          </table:table-cell>
          <table:table-cell table:number-columns-repeated="2"/>
        </table:table-row>
        <table:table-row table:style-name="ro1">
          <table:table-cell table:formula="of:=[.A60]+[.$C$1]" office:value-type="float" office:value="0.628571428571395" calcext:value-type="float">
            <text:p>0.628571428571395</text:p>
          </table:table-cell>
          <table:table-cell table:number-columns-repeated="2"/>
        </table:table-row>
        <table:table-row table:style-name="ro1">
          <table:table-cell table:formula="of:=[.A61]+[.$C$1]" office:value-type="float" office:value="1.08571428571425" calcext:value-type="float">
            <text:p>1.08571428571425</text:p>
          </table:table-cell>
          <table:table-cell table:number-columns-repeated="2"/>
        </table:table-row>
        <table:table-row table:style-name="ro1">
          <table:table-cell table:formula="of:=[.A62]+[.$C$1]" office:value-type="float" office:value="1.54285714285711" calcext:value-type="float">
            <text:p>1.54285714285711</text:p>
          </table:table-cell>
          <table:table-cell table:number-columns-repeated="2"/>
        </table:table-row>
        <table:table-row table:style-name="ro1">
          <table:table-cell table:formula="of:=[.A63]+[.$C$1]" office:value-type="float" office:value="1.99999999999997" calcext:value-type="float">
            <text:p>1.999999999999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23:26:51.668851123</meta:creation-date>
    <dc:date>2021-10-27T23:29:06.527043839</dc:date>
    <meta:editing-duration>PT2M19S</meta:editing-duration>
    <meta:editing-cycles>1</meta:editing-cycles>
    <meta:document-statistic meta:table-count="1" meta:cell-count="66" meta:object-count="0"/>
    <meta:generator>LibreOffice/7.2.1.2$Linux_X86_64 LibreOffice_project/2c9f9a7aa7c967a1b7ec3448959cff87b32f6580</meta:generator>
  </office:meta>
</office:document-meta>
</file>